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2cm" draw:marker-start-center="false" draw:marker-end-width="0.332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996cm" svg:height="2.985cm" svg:x="8.878cm" svg:y="13.386cm">
            <text:p/>
          </draw:rect>
          <draw:line draw:style-name="gr2" draw:text-style-name="P2" draw:layer="layout" svg:x1="10.375cm" svg:y1="16.369cm" svg:x2="10.37cm" svg:y2="13.386cm">
            <text:p/>
          </draw:line>
          <draw:line draw:style-name="gr2" draw:text-style-name="P2" draw:layer="layout" svg:x1="8.881cm" svg:y1="14.88cm" svg:x2="11.871cm" svg:y2="14.876cm">
            <text:p/>
          </draw:line>
          <draw:frame draw:style-name="gr3" draw:text-style-name="P4" draw:layer="layout" svg:width="0.722cm" svg:height="0.624cm" svg:x="8.35cm" svg:y="12.965cm">
            <draw:text-box>
              <text:p text:style-name="P3"><text:span text:style-name="T1">R</text:span></text:p>
            </draw:text-box>
          </draw:frame>
          <draw:frame draw:style-name="gr3" draw:text-style-name="P4" draw:layer="layout" svg:width="0.752cm" svg:height="0.624cm" svg:x="11.605cm" svg:y="12.929cm">
            <draw:text-box>
              <text:p text:style-name="P3"><text:span text:style-name="T1">O</text:span></text:p>
            </draw:text-box>
          </draw:frame>
          <draw:frame draw:style-name="gr3" draw:text-style-name="P4" draw:layer="layout" svg:width="0.705cm" svg:height="0.624cm" svg:x="11.619cm" svg:y="16.262cm">
            <draw:text-box>
              <text:p text:style-name="P3"><text:span text:style-name="T1">S</text:span></text:p>
            </draw:text-box>
          </draw:frame>
          <draw:frame draw:style-name="gr3" draw:text-style-name="P4" draw:layer="layout" svg:width="0.701cm" svg:height="0.624cm" svg:x="8.366cm" svg:y="16.274cm">
            <draw:text-box>
              <text:p text:style-name="P3"><text:span text:style-name="T1">E</text:span></text:p>
            </draw:text-box>
          </draw:frame>
          <draw:frame draw:style-name="gr3" draw:text-style-name="P4" draw:layer="layout" svg:width="0.739cm" svg:height="0.624cm" svg:x="10.151cm" svg:y="14.336cm">
            <draw:text-box>
              <text:p text:style-name="P3"><text:span text:style-name="T1">H</text:span></text:p>
            </draw:text-box>
          </draw:frame>
          <draw:frame draw:style-name="gr3" draw:text-style-name="P4" draw:layer="layout" svg:width="0.595cm" svg:height="0.624cm" svg:x="10.096cm" svg:y="12.919cm">
            <draw:text-box>
              <text:p text:style-name="P3"><text:span text:style-name="T1">I</text:span></text:p>
            </draw:text-box>
          </draw:frame>
          <draw:frame draw:style-name="gr3" draw:text-style-name="P4" draw:layer="layout" svg:width="0.595cm" svg:height="0.624cm" svg:x="11.749cm" svg:y="14.528cm">
            <draw:text-box>
              <text:p text:style-name="P3"><text:span text:style-name="T1">J</text:span></text:p>
            </draw:text-box>
          </draw:frame>
          <draw:frame draw:style-name="gr3" draw:text-style-name="P4" draw:layer="layout" svg:width="0.709cm" svg:height="0.624cm" svg:x="10.098cm" svg:y="16.262cm">
            <draw:text-box>
              <text:p text:style-name="P3"><text:span text:style-name="T1">K</text:span></text:p>
            </draw:text-box>
          </draw:frame>
          <draw:frame draw:style-name="gr3" draw:text-style-name="P4" draw:layer="layout" svg:width="0.68cm" svg:height="0.624cm" svg:x="8.341cm" svg:y="14.573cm">
            <draw:text-box>
              <text:p text:style-name="P3"><text:span text:style-name="T1">L</text:span></text:p>
            </draw:text-box>
          </draw:frame>
          <draw:line draw:style-name="gr2" draw:text-style-name="P2" draw:layer="layout" svg:x1="8.876cm" svg:y1="13.389cm" svg:x2="11.869cm" svg:y2="16.375cm">
            <text:p/>
          </draw:line>
          <draw:line draw:style-name="gr2" draw:text-style-name="P2" draw:layer="layout" svg:x1="8.876cm" svg:y1="16.37cm" svg:x2="11.862cm" svg:y2="13.387cm">
            <text:p/>
          </draw:line>
          <draw:frame draw:style-name="gr3" draw:text-style-name="P4" draw:layer="layout" svg:width="0.739cm" svg:height="0.624cm" svg:x="9.237cm" svg:y="14.057cm">
            <draw:text-box>
              <text:p text:style-name="P3"><text:span text:style-name="T1">N</text:span></text:p>
            </draw:text-box>
          </draw:frame>
          <draw:line draw:style-name="gr2" draw:text-style-name="P2" draw:layer="layout" svg:x1="8.876cm" svg:y1="14.88cm" svg:x2="10.374cm" svg:y2="13.386cm">
            <text:p/>
          </draw:line>
          <draw:line draw:style-name="gr2" draw:text-style-name="P2" draw:layer="layout" svg:x1="10.378cm" svg:y1="13.391cm" svg:x2="11.867cm" svg:y2="14.876cm">
            <text:p/>
          </draw:line>
          <draw:frame draw:style-name="gr3" draw:text-style-name="P4" draw:layer="layout" svg:width="0.777cm" svg:height="0.624cm" svg:x="10.761cm" svg:y="13.6cm">
            <draw:text-box>
              <text:p text:style-name="P3"><text:span text:style-name="T1">M</text:span></text:p>
            </draw:text-box>
          </draw:frame>
          <draw:line draw:style-name="gr2" draw:text-style-name="P2" draw:layer="layout" svg:x1="11.864cm" svg:y1="14.878cm" svg:x2="10.37cm" svg:y2="16.367cm">
            <text:p/>
          </draw:line>
          <draw:frame draw:style-name="gr3" draw:text-style-name="P4" draw:layer="layout" svg:width="0.752cm" svg:height="0.624cm" svg:x="10.975cm" svg:y="15.292cm">
            <draw:text-box>
              <text:p text:style-name="P3"><text:span text:style-name="T1">Q</text:span></text:p>
            </draw:text-box>
          </draw:frame>
          <draw:line draw:style-name="gr2" draw:text-style-name="P2" draw:layer="layout" svg:x1="8.876cm" svg:y1="14.876cm" svg:x2="10.375cm" svg:y2="16.372cm">
            <text:p/>
          </draw:line>
          <draw:frame draw:style-name="gr3" draw:text-style-name="P4" draw:layer="layout" svg:width="0.693cm" svg:height="0.624cm" svg:x="9.519cm" svg:y="15.311cm">
            <draw:text-box>
              <text:p text:style-name="P3"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8:12.483022012</meta:creation-date>
    <dc:date>2018-04-10T16:21:54.225240678</dc:date>
    <meta:editing-duration>PT3M42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